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3eb5" officeooo:paragraph-rsid="00143eb5"/>
    </style:style>
    <style:style style:name="P2" style:family="paragraph" style:parent-style-name="Standard">
      <style:text-properties officeooo:rsid="0014c74a" officeooo:paragraph-rsid="0014c74a"/>
    </style:style>
    <style:style style:name="P3" style:family="paragraph" style:parent-style-name="Standard">
      <style:text-properties officeooo:rsid="0014c74a" officeooo:paragraph-rsid="001775d6"/>
    </style:style>
    <style:style style:name="P4" style:family="paragraph" style:parent-style-name="Standard">
      <style:text-properties officeooo:rsid="0014c74a" officeooo:paragraph-rsid="0018aea9"/>
    </style:style>
    <style:style style:name="P5" style:family="paragraph" style:parent-style-name="Standard">
      <style:text-properties officeooo:rsid="0018aea9" officeooo:paragraph-rsid="0018aea9"/>
    </style:style>
    <style:style style:name="P6" style:family="paragraph" style:parent-style-name="Standard">
      <style:text-properties officeooo:rsid="0018aea9" officeooo:paragraph-rsid="001e3875"/>
    </style:style>
    <style:style style:name="P7" style:family="paragraph" style:parent-style-name="Standard">
      <style:text-properties officeooo:rsid="001aca4c" officeooo:paragraph-rsid="001e3875"/>
    </style:style>
    <style:style style:name="P8" style:family="paragraph" style:parent-style-name="Standard">
      <style:text-properties officeooo:rsid="001bbaff" officeooo:paragraph-rsid="001e3875"/>
    </style:style>
    <style:style style:name="P9" style:family="paragraph" style:parent-style-name="Standard">
      <style:text-properties officeooo:rsid="001e3875" officeooo:paragraph-rsid="001e3875"/>
    </style:style>
    <style:style style:name="P10" style:family="paragraph" style:parent-style-name="Standard">
      <style:text-properties officeooo:paragraph-rsid="001e3875"/>
    </style:style>
    <style:style style:name="P11" style:family="paragraph" style:parent-style-name="Standard">
      <style:text-properties officeooo:rsid="001f344c" officeooo:paragraph-rsid="001f344c"/>
    </style:style>
    <style:style style:name="P12" style:family="paragraph" style:parent-style-name="Standard">
      <style:text-properties officeooo:rsid="001faadd" officeooo:paragraph-rsid="001faadd"/>
    </style:style>
    <style:style style:name="P13" style:family="paragraph" style:parent-style-name="Standard">
      <style:text-properties officeooo:rsid="0022c94f" officeooo:paragraph-rsid="0022c94f"/>
    </style:style>
    <style:style style:name="P14" style:family="paragraph" style:parent-style-name="Standard">
      <style:text-properties officeooo:rsid="0024015e" officeooo:paragraph-rsid="0024015e"/>
    </style:style>
    <style:style style:name="P15" style:family="paragraph" style:parent-style-name="Standard">
      <style:text-properties officeooo:rsid="0024015e" officeooo:paragraph-rsid="00252f50"/>
    </style:style>
    <style:style style:name="P16" style:family="paragraph" style:parent-style-name="Standard">
      <style:text-properties officeooo:rsid="00252f50" officeooo:paragraph-rsid="00252f50"/>
    </style:style>
    <style:style style:name="P17" style:family="paragraph" style:parent-style-name="Standard" style:list-style-name="L1">
      <style:text-properties officeooo:rsid="0014c74a" officeooo:paragraph-rsid="0027cc2e"/>
    </style:style>
    <style:style style:name="P18" style:family="paragraph" style:parent-style-name="Standard" style:list-style-name="L1">
      <style:text-properties officeooo:rsid="0014c74a" officeooo:paragraph-rsid="0029643a"/>
    </style:style>
    <style:style style:name="P19" style:family="paragraph" style:parent-style-name="Standard">
      <style:text-properties officeooo:rsid="0014c74a" officeooo:paragraph-rsid="001e972d"/>
    </style:style>
    <style:style style:name="P20" style:family="paragraph" style:parent-style-name="Standard" style:list-style-name="L1">
      <style:text-properties officeooo:rsid="0021b98f" officeooo:paragraph-rsid="0027cc2e"/>
    </style:style>
    <style:style style:name="P21" style:family="paragraph" style:parent-style-name="Standard" style:list-style-name="L2">
      <style:text-properties officeooo:rsid="001e3875" officeooo:paragraph-rsid="001e3875"/>
    </style:style>
    <style:style style:name="P22" style:family="paragraph" style:parent-style-name="Standard" style:list-style-name="L3">
      <style:text-properties officeooo:rsid="001aca4c" officeooo:paragraph-rsid="001e3875"/>
    </style:style>
    <style:style style:name="P23" style:family="paragraph" style:parent-style-name="Standard" style:list-style-name="L3">
      <style:text-properties officeooo:rsid="001bbaff" officeooo:paragraph-rsid="001e3875"/>
    </style:style>
    <style:style style:name="P24" style:family="paragraph" style:parent-style-name="Standard">
      <style:text-properties officeooo:paragraph-rsid="00275a61"/>
    </style:style>
    <style:style style:name="P25" style:family="paragraph" style:parent-style-name="Heading_20_1">
      <style:text-properties officeooo:rsid="001e3875" officeooo:paragraph-rsid="001e3875"/>
    </style:style>
    <style:style style:name="P26" style:family="paragraph" style:parent-style-name="Heading_20_1">
      <style:text-properties officeooo:rsid="001faadd"/>
    </style:style>
    <style:style style:name="T1" style:family="text">
      <style:text-properties officeooo:rsid="00143eb5"/>
    </style:style>
    <style:style style:name="T2" style:family="text">
      <style:text-properties fo:font-style="italic" style:font-style-asian="italic" style:font-style-complex="italic"/>
    </style:style>
    <style:style style:name="T3" style:family="text">
      <style:text-properties fo:font-style="italic" officeooo:rsid="00143eb5" style:font-style-asian="italic" style:font-style-complex="italic"/>
    </style:style>
    <style:style style:name="T4" style:family="text">
      <style:text-properties fo:font-style="italic" officeooo:rsid="00249b93" style:font-style-asian="italic" style:font-style-complex="italic"/>
    </style:style>
    <style:style style:name="T5" style:family="text">
      <style:text-properties fo:font-style="italic" officeooo:rsid="00252f50" style:font-style-asian="italic" style:font-style-complex="italic"/>
    </style:style>
    <style:style style:name="T6" style:family="text">
      <style:text-properties fo:font-style="italic" officeooo:rsid="00275a61"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15d6bb"/>
    </style:style>
    <style:style style:name="T9" style:family="text">
      <style:text-properties officeooo:rsid="001775d6"/>
    </style:style>
    <style:style style:name="T10" style:family="text">
      <style:text-properties officeooo:rsid="0018aea9"/>
    </style:style>
    <style:style style:name="T11" style:family="text">
      <style:text-properties officeooo:rsid="001a5e93"/>
    </style:style>
    <style:style style:name="T12" style:family="text">
      <style:text-properties officeooo:rsid="001e3875"/>
    </style:style>
    <style:style style:name="T13" style:family="text">
      <style:text-properties officeooo:rsid="001e972d"/>
    </style:style>
    <style:style style:name="T14" style:family="text">
      <style:text-properties officeooo:rsid="001f344c"/>
    </style:style>
    <style:style style:name="T15" style:family="text">
      <style:text-properties officeooo:rsid="001fc342"/>
    </style:style>
    <style:style style:name="T16" style:family="text">
      <style:text-properties officeooo:rsid="0022c94f"/>
    </style:style>
    <style:style style:name="T17" style:family="text">
      <style:text-properties officeooo:rsid="00249b93"/>
    </style:style>
    <style:style style:name="T18" style:family="text">
      <style:text-properties officeooo:rsid="00252f50"/>
    </style:style>
    <style:style style:name="T19" style:family="text">
      <style:text-properties officeooo:rsid="0025314d"/>
    </style:style>
    <style:style style:name="T20" style:family="text">
      <style:text-properties officeooo:rsid="0027cc2e"/>
    </style:style>
    <style:style style:name="T21" style:family="text">
      <style:text-properties officeooo:rsid="0029643a"/>
    </style:style>
    <style:style style:name="T22" style:family="text">
      <style:text-properties fo:font-weight="bold" style:font-weight-asian="bold" style:font-weight-complex="bold"/>
    </style:style>
    <style:style style:name="T23" style:family="text">
      <style:text-properties officeooo:rsid="002b32fd"/>
    </style:style>
    <style:style style:name="T24" style:family="text">
      <style:text-properties officeooo:rsid="002d553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3">things</text:span><text:span text:style-name="T1"> </text:span>Architecture</text:p>
      <text:h text:style-name="P25" text:outline-level="1">Overview</text:h>
      <text:p text:style-name="P10"><text:span text:style-name="T1">The </text:span><text:span text:style-name="T3">things</text:span><text:span text:style-name="T1"> application is a client-server system intended to create, manage and share </text:span><text:span text:style-name="T3">thing</text:span><text:span text:style-name="T1"> objects. A </text:span><text:span text:style-name="T6">th</text:span><text:span text:style-name="T3">ing</text:span><text:span text:style-name="T1"> is a torrent file with additional metadata as specified by the </text:span><text:a xlink:type="simple" xlink:href="http://thingtracker.net/" office:name="thingtrackernetwork" office:target-frame-name="_blank" xlink:show="new"><text:span text:style-name="T1">Thing Tracker Network</text:span></text:a><text:span text:style-name="T1"> as well as the files that are identified by the torrent's file list and normally distributed using the </text:span><text:a xlink:type="simple" xlink:href="http://bittorrent.org/" office:name="bittorrent" office:target-frame-name="_blank" xlink:show="new"><text:span text:style-name="T1">BitTorrent protocol</text:span></text:a><text:span text:style-name="T1">. A simplified view of a sample </text:span><text:span text:style-name="T3">thing</text:span><text:span text:style-name="T1"> is shown in Figure 1.</text:span></text:p>
      <text:p text:style-name="P10"/>
      <text:p text:style-name="P9">[Figure 1 – Sample thing]</text:p>
      <text:p text:style-name="P9"/>
      <text:p text:style-name="P24"><text:span text:style-name="T12">The three main components of the system are the </text:span><text:a xlink:type="simple" xlink:href="https://couchdb.apache.org/" office:name="couchdb" office:target-frame-name="_blank" xlink:show="new"><text:span text:style-name="T12">Apache CouchDB™ database</text:span></text:a><text:span text:style-name="T12">, the </text:span><text:a xlink:type="simple" xlink:href="http://deluge-torrent.org/" office:name="deluge" office:target-frame-name="_blank" xlink:show="new"><text:span text:style-name="T12">Deluge BitTorrent client</text:span></text:a>, <text:span text:style-name="T1">and an </text:span><text:a xlink:type="simple" xlink:href="https://en.wikipedia.org/wiki/HTML5" office:name="html5" office:target-frame-name="_blank" xlink:show="new"><text:span text:style-name="T1">HTML5</text:span></text:a><text:span text:style-name="T1"> compatible browser such as </text:span><text:a xlink:type="simple" xlink:href="https://www.google.com/chrome/" office:name="chrome" office:target-frame-name="_blank" xlink:show="new"><text:span text:style-name="T1">Chrome</text:span></text:a><text:span text:style-name="T1"> or </text:span><text:a xlink:type="simple" xlink:href="https://www.mozilla.org/en-US/firefox/new/" office:name="firefox" office:target-frame-name="_blank" xlink:show="new"><text:span text:style-name="T1">Firefox</text:span></text:a><text:span text:style-name="T1">. A simplified view of the application is shown in Figure 2.</text:span></text:p>
      <text:p text:style-name="P1"/>
      <text:p text:style-name="P1">[Figure <text:span text:style-name="T12">2</text:span> – <text:span text:style-name="T2">things</text:span> application]</text:p>
      <text:p text:style-name="P1"/>
      <text:h text:style-name="Heading_20_1" text:outline-level="1">Client</text:h>
      <text:p text:style-name="P2">{<text:span text:style-name="T10">link to another page with a </text:span>short description of Javascript: ECMA, relation to java, interactive, weakly typed, etc. }</text:p>
      <text:p text:style-name="P2"><text:s/></text:p>
      <text:p text:style-name="P19"><text:span text:style-name="T11">In addition to providing the </text:span><text:a xlink:type="simple" xlink:href="https://en.wikipedia.org/wiki/Representational_state_transfer" office:name="restful" office:target-frame-name="_blank" xlink:show="new"><text:span text:style-name="T11">RESTful APIs</text:span></text:a><text:span text:style-name="T11"> for document storage and retrieval, the CouchDB web server is used to serve static content, including a number of JavaScript files which comprise the bulk of the application logic; that is, most application functionality is executing on the client side. In addition to the application specific JavaScript files, t</text:span>he third party components that are used <text:span text:style-name="T13">on</text:span> the client side <text:span text:style-name="T13">of the </text:span>application are:</text:p>
      <text:list xml:id="list2628528483378783772" text:style-name="L1">
        <text:list-item>
          <text:p text:style-name="P17"><text:a xlink:type="simple" xlink:href="http://www.requirejs.org/" office:name="requirejs" office:target-frame-name="_blank" xlink:show="new"><text:span text:style-name="T20">RequireJS 2.1.14</text:span></text:a> <text:span text:style-name="T20">loader</text:span> to structure the <text:span text:style-name="T13">application </text:span>code into modules and <text:span text:style-name="T13">to </text:span>handle dependencies when loading <text:span text:style-name="T20">JavaScript</text:span> files</text:p>
        </text:list-item>
        <text:list-item>
          <text:p text:style-name="P17"><text:a xlink:type="simple" xlink:href="https://jquery.com/" office:name="jquery" office:target-frame-name="_blank" xlink:show="new"><text:span text:style-name="T20">jQuery</text:span></text:a><text:a xlink:type="simple" xlink:href="https://jquery.com/" office:name="jquery" office:target-frame-name="_blank" xlink:show="new"> </text:a><text:a xlink:type="simple" xlink:href="https://jquery.com/" office:name="jquery" office:target-frame-name="_blank" xlink:show="new"><text:span text:style-name="T20">2.1.3</text:span></text:a> <text:span text:style-name="T9">(supersedes</text:span> the j<text:span text:style-name="T20">Q</text:span>uery <text:span text:style-name="T20">v1.8.3</text:span> that comes bundled with <text:span text:style-name="T20">C</text:span>ouch<text:span text:style-name="T20">DB)</text:span> is used to provide additional functionality to, and homogenization of, the <text:span text:style-name="T20">JavaScript</text:span> engines used by the supported browsers</text:p>
        </text:list-item>
        <text:list-item>
          <text:p text:style-name="P20"><text:a xlink:type="simple" xlink:href="http://github.com/janl/mustache.js" office:name="mustache" office:target-frame-name="_blank" xlink:show="new"><text:span text:style-name="T20">mustache.js 1.1.0</text:span></text:a><text:span text:style-name="T20"> </text:span>templating engine to provide HTML template processing that eases the repetitive and error-prone task of programatically generating HTML content from array<text:span text:style-name="T20">s</text:span> of <text:span text:style-name="T20">JavaScript </text:span>objects</text:p>
        </text:list-item>
        <text:list-item>
          <text:p text:style-name="P18"><text:a xlink:type="simple" xlink:href="http://getbootstrap.com/" office:name="bootstrap" office:target-frame-name="_blank" xlink:show="new"><text:span text:style-name="T21">Bootstrap 3.3.2</text:span></text:a><text:span text:style-name="T21"> cascading style sheet (CSS) files and a corresponding JavaScript file that is used to provide industry standard styling and on-screen widgets and functionality</text:span></text:p>
        </text:list-item>
      </text:list>
      <text:p text:style-name="P3"/>
      <text:p text:style-name="P6"><text:span text:style-name="T11">Normally the jQuery and Bootstrap components are served by the </text:span><text:a xlink:type="simple" xlink:href="https://www.maxcdn.com/" office:name="maxcdn" office:target-frame-name="_blank" xlink:show="new"><text:span text:style-name="T11">MaxCDN</text:span></text:a><text:span text:style-name="T11"> content delivery network to ease bandwidth requirements of hosting systems, but a static version of the start page can be used while off-line to accomplish basic workflows. </text:span>A simplified view of the client side application is shown in Figure <text:span text:style-name="T12">3</text:span>.</text:p>
      <text:p text:style-name="P5"/>
      <text:p text:style-name="P5">[Figure <text:span text:style-name="T12">3</text:span> – <text:span text:style-name="T21">C</text:span>lient side components]</text:p>
      <text:p text:style-name="P5"/>
      <text:h text:style-name="Heading_20_1" text:outline-level="1">Server</text:h>
      <text:p text:style-name="P4">{<text:span text:style-name="T10">link to another page with a </text:span>short description of <text:span text:style-name="T20">C</text:span>ouch<text:span text:style-name="T20">DB</text:span>: nosql, JSON documents, erlang, design <text:soft-page-break/>documents, views, lists, versioning, replication, etc.}</text:p>
      <text:p text:style-name="P4"/>
      <text:p text:style-name="P9">The databases hosted by the <text:span text:style-name="T20">C</text:span>ouch<text:span text:style-name="T20">DB</text:span> server are:</text:p>
      <text:list xml:id="list468643549610174974" text:style-name="L2">
        <text:list-item>
          <text:p text:style-name="P21"><text:span text:style-name="T22">things</text:span>, the local database of user generated <text:span text:style-name="T2">things</text:span></text:p>
        </text:list-item>
        <text:list-item>
          <text:p text:style-name="P21"><text:span text:style-name="T22">public_things</text:span>, the replicated database of community published <text:span text:style-name="T2">things</text:span></text:p>
        </text:list-item>
        <text:list-item>
          <text:p text:style-name="P21"><text:span text:style-name="T22">pending_things</text:span>, the inbox for imported <text:span text:style-name="T2">things</text:span></text:p>
        </text:list-item>
      </text:list>
      <text:p text:style-name="P9"/>
      <text:p text:style-name="P7"><text:span text:style-name="T14">These databases have design documents that provide data validation and views that are specific to the application. </text:span>To avoid <text:span text:style-name="T21">restrictions prohibiting </text:span><text:a xlink:type="simple" xlink:href="https://en.wikipedia.org/wiki/Cross-site_scripting" office:name="xss" office:target-frame-name="_blank" xlink:show="new"><text:span text:style-name="T21">cross-site scripting (XSS)</text:span></text:a>, <text:span text:style-name="T21">CouchDB's </text:span><text:a xlink:type="simple" xlink:href="http://docs.couchdb.org/en/1.6.1/config/proxying.html" office:name="proxy" office:target-frame-name="_blank" xlink:show="new">proxy capability</text:a> is used to federate services under one url for consumption by the client. These services are:</text:p>
      <text:list xml:id="list1289276241789782247" text:style-name="L3">
        <text:list-item>
          <text:p text:style-name="P22"><text:a xlink:type="simple" xlink:href="http://deluge-torrent.org/docs/master/modules/ui/web/json_api.html" office:name="deluge-web" office:target-frame-name="_blank" xlink:show="new">Deluge web api</text:a> which provides RESTful services to add, query and delete torrent files</text:p>
        </text:list-item>
        <text:list-item>
          <text:p text:style-name="P23"><text:a xlink:type="simple" xlink:href="https://keybase.io/" office:name="keybase" office:target-frame-name="_blank" xlink:show="new"><text:span text:style-name="T12">K</text:span></text:a><text:a xlink:type="simple" xlink:href="https://keybase.io/" office:name="keybase" office:target-frame-name="_blank" xlink:show="new">eybase</text:a> which provides RESTful <text:span text:style-name="T23">services</text:span> to retrieve security credentials</text:p>
        </text:list-item>
      </text:list>
      <text:p text:style-name="P8"/>
      <text:p text:style-name="P14">The (lucene or solr) text search engine is running on the same node as the database to provide full text indexing. <text:span text:style-name="T7">TBD</text:span></text:p>
      <text:p text:style-name="P14"/>
      <text:p text:style-name="P11">Multiple installations of the <text:span text:style-name="T2">thing</text:span> application are joined together by replication of the public_things database using the <text:a xlink:type="simple" xlink:href="http://docs.couchdb.org/en/1.6.1/replication/index.html" office:name="replication" office:target-frame-name="_blank" xlink:show="new">replication</text:a> functionality of <text:span text:style-name="T20">C</text:span>ouch<text:span text:style-name="T20">DB</text:span>, such that eventually all connected systems will have a consistent view of all published <text:span text:style-name="T2">things</text:span>. A simplified view of the server side application is shown in Figure 4.</text:p>
      <text:p text:style-name="P11"/>
      <text:p text:style-name="P12">[Figure 4 – <text:span text:style-name="T24">S</text:span>erver side components]</text:p>
      <text:p text:style-name="P12"/>
      <text:h text:style-name="P26" text:outline-level="1">User Scripts</text:h>
      <text:p text:style-name="P12">A few ancillary components provide additional functionality to aid in importing <text:span text:style-name="T2">things</text:span>. <text:a xlink:type="simple" xlink:href="http://www.greasespot.net/" office:name="greasemonkey" office:target-frame-name="_blank" xlink:show="new">Greasemonkey</text:a> <text:span text:style-name="T24">user </text:span>script for Firefox <text:span text:style-name="T24">(eventually)</text:span> Chrome intercede on the users behalf to allow seamless export from existing sites <text:span text:style-name="T15">such as Thingiverse and Youmagine</text:span> and import to the <text:span text:style-name="T2">things</text:span> system. The <text:span text:style-name="T20">C</text:span>ouch<text:span text:style-name="T20">DB</text:span> <text:a xlink:type="simple" xlink:href="http://docs.couchdb.org/en/1.6.1/config/http.html?highlight=cors#cross-origin-resource-sharing" office:name="cors" office:target-frame-name="_blank" xlink:show="new">CORS</text:a> functionality is used to allow POST operations to <text:span text:style-name="T20">C</text:span>ouch<text:span text:style-name="T20">DB</text:span> while visiting the <text:span text:style-name="T24">legacy</text:span> site. The imported things are held in the pending_things database until reviewed and posted to the public_things database. <text:span text:style-name="T16">A simplified diagram of these user scripts is shown in Figure 5.</text:span></text:p>
      <text:p text:style-name="P12"/>
      <text:p text:style-name="P13">[Figure 5 – <text:span text:style-name="T24">U</text:span>ser script components]</text:p>
      <text:p text:style-name="P13"/>
      <text:h text:style-name="Heading_20_1" text:outline-level="1">Operation</text:h>
      <text:p text:style-name="P14">The following scenario describes a typical use-case where a designer wants to share <text:span text:style-name="T19">her</text:span> designs on the Thing Tracker Network. It is just an example for illustrative purposes and elides much detail in favor of simplicity. Technical users should refer to the appropriate module for additional details.</text:p>
      <text:p text:style-name="P14"/>
      <text:p text:style-name="P14">The designer has a design that has met <text:span text:style-name="T19">some milestone </text:span>and she would like to share it with <text:span text:style-name="T19">colleagues</text:span> in the community. She browses to a <text:span text:style-name="T2">things</text:span> system running on her local machine. </text:p>
      <text:p text:style-name="P15">Using the Thing Wizard, she specifies the files to be included in the <text:span text:style-name="T2">thing</text:span> and the metadata to associate with it <text:span text:style-name="T18">and uploads the new </text:span><text:span text:style-name="T5">thing</text:span><text:span text:style-name="T18"> to her local things database</text:span>. <text:span text:style-name="T17">She could optionally use an existing </text:span><text:span text:style-name="T4">thing</text:span><text:span text:style-name="T17"> as a template to create a new version and/or she could optionally sign the </text:span><text:span text:style-name="T4">thing</text:span><text:span text:style-name="T17"> with her private key to <text:s/>prove to others that she made this </text:span><text:span text:style-name="T4">thing</text:span><text:span text:style-name="T17"> and/or verify that the new </text:span><text:span text:style-name="T4">thing</text:span><text:span text:style-name="T17"> is a verified new version of the original.</text:span></text:p>
      <text:p text:style-name="P16">She then publishes the <text:span text:style-name="T2">thing</text:span> to the public_things database which also places the torrent file and the <text:soft-page-break/>associated files into Deluge. Deluge begins to seed the <text:span text:style-name="T2">thing</text:span> as with any other torrent.</text:p>
      <text:p text:style-name="P16">When the public_things database is replicated to other systems, her new <text:span text:style-name="T2">thing</text:span> is dispersed to these other systems as a document with <text:span text:style-name="T19">an </text:span>attached torrent file.</text:p>
      <text:p text:style-name="P16">Her new <text:span text:style-name="T2">thing</text:span> is visible now when someone in the community browses or searches their own copy of the public_thing database. Should they request the <text:span text:style-name="T2">thing</text:span> be copied locally, their own <text:span text:style-name="T2">things</text:span> system places the torrent file into Deluge. Deluge then begins the torrent download and when it is finished, her design files are now available loca<text:span text:style-name="T19">l</text:span> use.</text:p>
      <text:p text:style-name="P16"/>
      <text:p text:style-name="P16"/>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0:31:21.795478002</meta:creation-date>
    <dc:date>2015-03-13T18:16:42.124259642</dc:date>
    <meta:editing-duration>PT6H7M</meta:editing-duration>
    <meta:editing-cycles>20</meta:editing-cycles>
    <meta:generator>LibreOffice/4.2.7.2$Linux_X86_64 LibreOffice_project/420m0$Build-2</meta:generator>
    <meta:document-statistic meta:table-count="0" meta:image-count="0" meta:object-count="0" meta:page-count="3" meta:paragraph-count="38" meta:word-count="930" meta:character-count="5836" meta:non-whitespace-character-count="4944"/>
  </office:meta>
</office:document-meta>
</file>